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textarea-horizontal-align="justify" draw:textarea-vertical-align="middle" draw:auto-grow-height="false" fo:min-height="2.55cm" fo:min-width="2.9cm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3.1cm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2.901cm"/>
    </style:style>
    <style:style style:name="gr5" style:family="graphic" style:parent-style-name="standard">
      <style:graphic-properties draw:textarea-horizontal-align="justify" draw:textarea-vertical-align="middle" draw:auto-grow-height="false" fo:min-height="3.282cm" fo:min-width="2.501cm"/>
    </style:style>
    <style:style style:name="gr6" style:family="graphic" style:parent-style-name="standard">
      <style:graphic-properties draw:textarea-horizontal-align="justify" draw:textarea-vertical-align="middle" draw:auto-grow-height="false" fo:min-height="2.15cm" fo:min-width="1.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15cm" fo:min-width="2.5cm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57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2" draw:layer="layout" svg:width="4.2cm" svg:height="0.962cm" svg:x="3.4cm" svg:y="0.4cm">
          <draw:text-box>
            <text:p text:style-name="P1"><text:span text:style-name="T1">Server</text:span></text:p>
          </draw:text-box>
        </draw:frame>
        <draw:frame draw:style-name="gr1" draw:text-style-name="P2" draw:layer="layout" svg:width="4.2cm" svg:height="0.962cm" svg:x="20.4cm" svg:y="0.4cm">
          <draw:text-box>
            <text:p text:style-name="P1"><text:span text:style-name="T1">Client</text:span></text:p>
          </draw:text-box>
        </draw:frame>
        <draw:custom-shape draw:style-name="gr2" draw:text-style-name="P3" draw:layer="layout" svg:width="3.4cm" svg:height="2.8cm" svg:x="23.8cm" svg:y="6cm">
          <text:p text:style-name="P3">Countdow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6cm" svg:height="3cm" svg:x="6.8cm" svg:y="4.6cm">
          <text:p text:style-name="P3">Manag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cm" svg:height="4.8cm" svg:x="1cm" svg:y="1.8cm">
          <text:p text:style-name="P3">Employees</text:p>
          <text:p text:style-name="P3">and</text:p>
          <text:p text:style-name="P3">answer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3" draw:layer="layout" svg:width="3cm" svg:height="4cm" svg:x="0.8cm" svg:y="9.8cm">
          <text:p text:style-name="P3">Server</text:p>
          <text:p text:style-name="P3">setting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3" draw:layer="layout" svg:width="3cm" svg:height="4cm" svg:x="5.4cm" svg:y="9.8cm">
          <text:p text:style-name="P3">Custom<text:line-break/>librarie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" xml:id="id1" draw:id="id1" draw:layer="layout" svg:width="2.4cm" svg:height="2.4cm" svg:x="19.4cm" svg:y="3.4cm">
          <text:p text:style-name="P3">Menu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7cm" svg:y1="9.8cm" svg:x2="8.2cm" svg:y2="7.6cm">
          <text:p/>
        </draw:line>
        <draw:line draw:style-name="gr7" draw:text-style-name="P4" draw:layer="layout" svg:x1="2.4cm" svg:y1="9.8cm" svg:x2="6.8cm" svg:y2="7cm">
          <text:p/>
        </draw:line>
        <draw:line draw:style-name="gr7" draw:text-style-name="P4" draw:layer="layout" svg:x1="6.8cm" svg:y1="6cm" svg:x2="4.4cm" svg:y2="4.2cm">
          <text:p/>
        </draw:line>
        <draw:custom-shape draw:style-name="gr8" draw:text-style-name="P3" xml:id="id3" draw:id="id3" draw:layer="layout" svg:width="3cm" svg:height="2.4cm" svg:x="23.4cm" svg:y="12.8cm">
          <text:p text:style-name="P3">Register</text:p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2.4cm" svg:height="2.4cm" svg:x="23.6cm" svg:y="10cm">
          <text:p text:style-name="P3">Survey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24.8cm" svg:y1="10cm" svg:x2="25.4cm" svg:y2="8.8cm">
          <text:p/>
        </draw:line>
        <draw:line draw:style-name="gr9" draw:text-style-name="P3" draw:layer="layout" svg:x1="10.4cm" svg:y1="6cm" svg:x2="19.4cm" svg:y2="4.2cm">
          <text:p/>
        </draw:line>
        <draw:connector draw:style-name="gr10" draw:text-style-name="P4" draw:layer="layout" svg:x1="20.6cm" svg:y1="5.8cm" svg:x2="23.6cm" svg:y2="11.2cm" draw:start-shape="id1" draw:start-glue-point="2" draw:end-shape="id2" draw:end-glue-point="3" svg:d="M20600 5800v5400h3000" svg:viewBox="0 0 3001 5401">
          <text:p/>
        </draw:connector>
        <draw:connector draw:style-name="gr10" draw:text-style-name="P4" draw:layer="layout" svg:x1="19.4cm" svg:y1="4.6cm" svg:x2="23.4cm" svg:y2="14cm" draw:start-shape="id1" draw:start-glue-point="3" draw:end-shape="id3" draw:end-glue-point="3" svg:d="M19400 4600h-501v9400h4501" svg:viewBox="0 0 4502 9401">
          <text:p/>
        </draw:connector>
        <draw:line draw:style-name="gr7" draw:text-style-name="P4" draw:layer="layout" svg:x1="25.4cm" svg:y1="6cm" svg:x2="21.8cm" svg:y2="4.6cm">
          <text:p/>
        </draw:lin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4T12:05:30.422361451</meta:creation-date>
    <dc:date>2021-11-04T12:23:15.320393683</dc:date>
    <meta:editing-duration>PT17M49S</meta:editing-duration>
    <meta:editing-cycles>5</meta:editing-cycles>
    <meta:generator>LibreOffice/6.0.7.3$Linux_X86_64 LibreOffice_project/00m0$Build-3</meta:generator>
    <meta:document-statistic meta:object-count="41"/>
  </office:meta>
</office:document-meta>
</file>